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Big Dipper</text:h>
      <text:p text:style-name="Text_20_body">After searching for days or even months<text:line-break/>I finally find it reclining lazily<text:line-break/>above the peaks above the city as if to ask<text:line-break/>Did you miss me? Yes very much I reply<text:line-break/>and rush to embrace it but it smiles<text:line-break/>and recoils and tells me No no you<text:line-break/>have to try harder than that it says<text:line-break/>I do not give myself up so easily</text:p>
      <text:p text:style-name="Text_20_body">I try a different tack<text:line-break/>I sing to it bring it flowers nightly<text:line-break/>I compare its eyes to the morning dew<text:line-break/>it has not seen the morning dew<text:line-break/>I say its mouth is the sunset over mountains<text:line-break/>it knows mountains but the sunset<text:line-break/>is only a rumor from the Evening Star<text:line-break/>I tell the Big Dipper that it moves<text:line-break/>like a quiet river across the earth</text:p>
      <text:p text:style-name="Text_20_body">Rivers I have seen says the Big Dipper<text:line-break/>they sparkle in the light from my stars<text:line-break/>Your stars like eyes I say and it smiles<text:line-break/>No it says that is too easy<text:line-break/>It turns its back<text:line-break/>it walks home along the back of the mount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Big Dipper</dc:title>
  </office:meta>
</office:document-meta>
</file>